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solid" style:text-underline-width="auto" style:text-underline-color="font-color" fo:font-weight="bold" officeooo:rsid="00121a76" officeooo:paragraph-rsid="00121a76" style:font-size-asian="12pt" style:font-weight-asian="bold" style:font-size-complex="12pt" style:font-weight-complex="bold"/>
    </style:style>
    <style:style style:name="P2" style:family="paragraph" style:parent-style-name="Standard">
      <style:text-properties fo:font-size="12pt" style:text-underline-style="none" fo:font-weight="bold" officeooo:rsid="00121a76" officeooo:paragraph-rsid="00121a76" style:font-size-asian="12pt" style:font-weight-asian="bold" style:font-size-complex="12pt" style:font-weight-complex="bold"/>
    </style:style>
    <style:style style:name="P3" style:family="paragraph" style:parent-style-name="Standard">
      <style:text-properties fo:font-size="12pt" style:text-underline-style="none" fo:font-weight="bold" officeooo:rsid="0012bc84" officeooo:paragraph-rsid="0012d02c" style:font-size-asian="12pt" style:font-weight-asian="bold" style:font-size-complex="12pt" style:font-weight-complex="bold"/>
    </style:style>
    <style:style style:name="P4" style:family="paragraph" style:parent-style-name="Standard">
      <style:text-properties fo:font-size="12pt" style:text-underline-style="none" fo:font-weight="bold" officeooo:rsid="0012bc84" officeooo:paragraph-rsid="0012bc84" style:font-size-asian="12pt" style:font-weight-asian="bold" style:font-size-complex="12pt" style:font-weight-complex="bold"/>
    </style:style>
    <style:style style:name="P5" style:family="paragraph" style:parent-style-name="Standard">
      <style:text-properties fo:font-size="12pt" style:text-underline-style="none" fo:font-weight="bold" officeooo:rsid="00145837" officeooo:paragraph-rsid="00145837" style:font-size-asian="12pt" style:font-weight-asian="bold" style:font-size-complex="12pt" style:font-weight-complex="bold"/>
    </style:style>
    <style:style style:name="P6" style:family="paragraph" style:parent-style-name="Standard">
      <style:text-properties fo:font-size="12pt" style:text-underline-style="none" fo:font-weight="bold" officeooo:rsid="001782a7" officeooo:paragraph-rsid="001782a7" style:font-size-asian="12pt" style:font-weight-asian="bold" style:font-size-complex="12pt" style:font-weight-complex="bold"/>
    </style:style>
    <style:style style:name="P7" style:family="paragraph" style:parent-style-name="Standard">
      <style:text-properties fo:font-size="12pt" style:text-underline-style="none" fo:font-weight="normal" officeooo:rsid="00121a76" officeooo:paragraph-rsid="00121a76" style:font-size-asian="12pt" style:font-weight-asian="normal" style:font-size-complex="12pt" style:font-weight-complex="normal"/>
    </style:style>
    <style:style style:name="P8" style:family="paragraph" style:parent-style-name="Standard">
      <style:text-properties fo:font-size="12pt" style:text-underline-style="none" fo:font-weight="normal" officeooo:rsid="00121a76" officeooo:paragraph-rsid="0012b084" style:font-size-asian="12pt" style:font-weight-asian="normal" style:font-size-complex="12pt" style:font-weight-complex="normal"/>
    </style:style>
    <style:style style:name="P9" style:family="paragraph" style:parent-style-name="Standard">
      <style:text-properties fo:font-size="12pt" style:text-underline-style="none" fo:font-weight="normal" officeooo:rsid="0012b084" officeooo:paragraph-rsid="0012b084" style:font-size-asian="12pt" style:font-weight-asian="normal" style:font-size-complex="12pt" style:font-weight-complex="normal"/>
    </style:style>
    <style:style style:name="P10" style:family="paragraph" style:parent-style-name="Standard">
      <style:text-properties fo:font-size="12pt" style:text-underline-style="none" fo:font-weight="normal" officeooo:rsid="0012bc84" officeooo:paragraph-rsid="0012bc84" style:font-size-asian="12pt" style:font-weight-asian="normal" style:font-size-complex="12pt" style:font-weight-complex="normal"/>
    </style:style>
    <style:style style:name="P11" style:family="paragraph" style:parent-style-name="Standard">
      <style:text-properties fo:font-size="12pt" style:text-underline-style="none" fo:font-weight="normal" officeooo:rsid="0012bc84" officeooo:paragraph-rsid="0012d02c" style:font-size-asian="12pt" style:font-weight-asian="normal" style:font-size-complex="12pt" style:font-weight-complex="normal"/>
    </style:style>
    <style:style style:name="P12" style:family="paragraph" style:parent-style-name="Standard">
      <style:text-properties fo:font-size="12pt" style:text-underline-style="none" fo:font-weight="normal" officeooo:rsid="0012d02c" officeooo:paragraph-rsid="0012d02c" style:font-size-asian="12pt" style:font-weight-asian="normal" style:font-size-complex="12pt" style:font-weight-complex="normal"/>
    </style:style>
    <style:style style:name="P13" style:family="paragraph" style:parent-style-name="Standard">
      <style:text-properties fo:font-size="12pt" style:text-underline-style="none" fo:font-weight="normal" officeooo:rsid="0012d02c" officeooo:paragraph-rsid="00145837" style:font-size-asian="12pt" style:font-weight-asian="normal" style:font-size-complex="12pt" style:font-weight-complex="normal"/>
    </style:style>
    <style:style style:name="P14" style:family="paragraph" style:parent-style-name="Standard">
      <style:text-properties fo:font-size="12pt" style:text-underline-style="none" fo:font-weight="normal" officeooo:rsid="0012d02c" officeooo:paragraph-rsid="00159396" style:font-size-asian="12pt" style:font-weight-asian="normal" style:font-size-complex="12pt" style:font-weight-complex="normal"/>
    </style:style>
    <style:style style:name="P15" style:family="paragraph" style:parent-style-name="Standard">
      <style:text-properties fo:font-size="12pt" style:text-underline-style="none" fo:font-weight="normal" officeooo:rsid="0012d02c" officeooo:paragraph-rsid="0016b1fa" style:font-size-asian="12pt" style:font-weight-asian="normal" style:font-size-complex="12pt" style:font-weight-complex="normal"/>
    </style:style>
    <style:style style:name="P16" style:family="paragraph" style:parent-style-name="Standard">
      <style:text-properties fo:font-size="12pt" style:text-underline-style="none" fo:font-weight="normal" officeooo:rsid="00136aba" officeooo:paragraph-rsid="00136aba" style:font-size-asian="12pt" style:font-weight-asian="normal" style:font-size-complex="12pt" style:font-weight-complex="normal"/>
    </style:style>
    <style:style style:name="P17" style:family="paragraph" style:parent-style-name="Standard">
      <style:text-properties fo:font-size="12pt" style:text-underline-style="none" fo:font-weight="normal" officeooo:rsid="00145837" officeooo:paragraph-rsid="00145837" style:font-size-asian="12pt" style:font-weight-asian="normal" style:font-size-complex="12pt" style:font-weight-complex="normal"/>
    </style:style>
    <style:style style:name="P18" style:family="paragraph" style:parent-style-name="Standard">
      <style:text-properties fo:font-size="12pt" style:text-underline-style="none" fo:font-weight="normal" officeooo:rsid="00145837" officeooo:paragraph-rsid="00159396" style:font-size-asian="12pt" style:font-weight-asian="normal" style:font-size-complex="12pt" style:font-weight-complex="normal"/>
    </style:style>
    <style:style style:name="P19" style:family="paragraph" style:parent-style-name="Standard">
      <style:text-properties fo:font-size="12pt" style:text-underline-style="none" fo:font-weight="normal" officeooo:rsid="001782a7" officeooo:paragraph-rsid="001782a7" style:font-size-asian="12pt" style:font-weight-asian="normal" style:font-size-complex="12pt" style:font-weight-complex="normal"/>
    </style:style>
    <style:style style:name="P20" style:family="paragraph" style:parent-style-name="Standard">
      <style:text-properties fo:font-size="12pt" style:text-underline-style="none" fo:font-weight="normal" officeooo:rsid="0017f94e" officeooo:paragraph-rsid="0017f94e" style:font-size-asian="12pt" style:font-weight-asian="normal" style:font-size-complex="12pt" style:font-weight-complex="normal"/>
    </style:style>
    <style:style style:name="P21" style:family="paragraph" style:parent-style-name="Standard">
      <style:text-properties fo:font-size="12pt" style:text-underline-style="none" fo:font-weight="normal" officeooo:rsid="00193b9e" officeooo:paragraph-rsid="00193b9e" style:font-size-asian="12pt" style:font-weight-asian="normal" style:font-size-complex="12pt" style:font-weight-complex="normal"/>
    </style:style>
    <style:style style:name="P22" style:family="paragraph" style:parent-style-name="Standard">
      <style:text-properties fo:font-size="12pt" fo:font-style="italic" style:text-underline-style="none" fo:font-weight="bold" officeooo:rsid="00193b9e" officeooo:paragraph-rsid="00193b9e" style:font-size-asian="12pt" style:font-style-asian="italic" style:font-weight-asian="bold" style:font-size-complex="12pt" style:font-style-complex="italic" style:font-weight-complex="bold"/>
    </style:style>
    <style:style style:name="T1" style:family="text">
      <style:text-properties style:font-name="Liberation Serif1"/>
    </style:style>
    <style:style style:name="T2" style:family="text">
      <style:text-properties style:font-name="Liberation Serif1" officeooo:rsid="00121a76"/>
    </style:style>
    <style:style style:name="T3" style:family="text">
      <style:text-properties style:font-name="Liberation Serif1" officeooo:rsid="0012d02c"/>
    </style:style>
    <style:style style:name="T4" style:family="text">
      <style:text-properties style:font-name="Liberation Serif1" officeooo:rsid="00136aba"/>
    </style:style>
    <style:style style:name="T5" style:family="text">
      <style:text-properties style:font-name="Liberation Serif1" fo:font-weight="bold" style:font-weight-asian="bold" style:font-weight-complex="bold"/>
    </style:style>
    <style:style style:name="T6" style:family="text">
      <style:text-properties style:font-name="Liberation Serif1" fo:font-weight="bold" officeooo:rsid="00159396" style:font-weight-asian="bold" style:font-weight-complex="bold"/>
    </style:style>
    <style:style style:name="T7" style:family="text">
      <style:text-properties style:font-name="Liberation Serif1" fo:font-weight="bold" officeooo:rsid="0016b1fa" fo:background-color="transparent" loext:char-shading-value="0" style:font-weight-asian="bold" style:font-weight-complex="bold"/>
    </style:style>
    <style:style style:name="T8" style:family="text">
      <style:text-properties style:font-name="Liberation Serif1" fo:font-weight="bold" fo:background-color="transparent" loext:char-shading-value="0" style:font-weight-asian="bold" style:font-weight-complex="bold"/>
    </style:style>
    <style:style style:name="T9" style:family="text">
      <style:text-properties style:font-name="Liberation Serif1" fo:font-size="13pt" style:text-underline-style="solid" style:text-underline-width="auto" style:text-underline-color="font-color" fo:font-weight="bold" style:font-size-asian="13pt" style:font-weight-asian="bold" style:font-size-complex="13pt" style:font-weight-complex="bold"/>
    </style:style>
    <style:style style:name="T10" style:family="text">
      <style:text-properties style:font-name="Liberation Serif1" fo:font-size="13pt" style:text-underline-style="solid" style:text-underline-width="auto" style:text-underline-color="font-color" fo:font-weight="bold" officeooo:rsid="00145837" style:font-size-asian="13pt" style:font-weight-asian="bold" style:font-size-complex="13pt" style:font-weight-complex="bold"/>
    </style:style>
    <style:style style:name="T11" style:family="text">
      <style:text-properties style:font-name="Liberation Serif1" officeooo:rsid="00145837"/>
    </style:style>
    <style:style style:name="T12" style:family="text">
      <style:text-properties style:font-name="Liberation Serif1" officeooo:rsid="00159396"/>
    </style:style>
    <style:style style:name="T13" style:family="text">
      <style:text-properties style:font-name="Liberation Serif1" officeooo:rsid="0016b1fa"/>
    </style:style>
    <style:style style:name="T14" style:family="text">
      <style:text-properties style:font-name="Liberation Serif1" officeooo:rsid="0016b1fa" fo:background-color="#ef413d" loext:char-shading-value="0"/>
    </style:style>
    <style:style style:name="T15" style:family="text">
      <style:text-properties style:font-name="Liberation Serif1" fo:background-color="#ef413d" loext:char-shading-value="0"/>
    </style:style>
    <style:style style:name="T16" style:family="text">
      <style:text-properties style:font-name="Liberation Serif1" fo:background-color="transparent" loext:char-shading-value="0"/>
    </style:style>
    <style:style style:name="T17" style:family="text">
      <style:text-properties style:font-name="Liberation Serif1" officeooo:rsid="0016b1fa" fo:background-color="transparent" loext:char-shading-value="0"/>
    </style:style>
    <style:style style:name="T18" style:family="text">
      <style:text-properties style:font-name="Liberation Serif1" fo:font-style="italic" fo:font-weight="bold" officeooo:rsid="0016b1fa" fo:background-color="transparent" loext:char-shading-value="0" style:font-style-asian="italic" style:font-weight-asian="bold" style:font-style-complex="italic" style:font-weight-complex="bold"/>
    </style:style>
    <style:style style:name="T19" style:family="text">
      <style:text-properties style:font-name="Liberation Serif1" fo:font-style="italic" fo:font-weight="bold" fo:background-color="transparent" loext:char-shading-value="0" style:font-style-asian="italic" style:font-weight-asian="bold" style:font-style-complex="italic" style:font-weight-complex="bold"/>
    </style:style>
    <style:style style:name="T20" style:family="text">
      <style:text-properties style:font-name="Liberation Serif1" fo:font-style="italic" fo:font-weight="bold" style:font-style-asian="italic" style:font-weight-asian="bold" style:font-style-complex="italic" style:font-weight-complex="bold"/>
    </style:style>
    <style:style style:name="T21" style:family="text">
      <style:text-properties style:font-name="Liberation Serif1" fo:font-weight="normal" fo:background-color="#ef413d" loext:char-shading-value="0" style:font-weight-asian="normal" style:font-weight-complex="normal"/>
    </style:style>
    <style:style style:name="T22" style:family="text">
      <style:text-properties style:font-name="Liberation Serif1" fo:font-weight="normal" fo:background-color="transparent" loext:char-shading-value="0" style:font-weight-asian="normal" style:font-weight-complex="normal"/>
    </style:style>
    <style:style style:name="T23" style:family="text">
      <style:text-properties style:font-name="Liberation Serif"/>
    </style:style>
    <style:style style:name="T24" style:family="text">
      <style:text-properties style:font-name="Liberation Serif" officeooo:rsid="0012b084"/>
    </style:style>
    <style:style style:name="T25" style:family="text">
      <style:text-properties officeooo:rsid="0012b084"/>
    </style:style>
    <style:style style:name="T26" style:family="text">
      <style:text-properties style:text-position="super 58%" style:font-name="Liberation Seri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Erastosthène (275 – 194 avant J.-C.)</text:p>
      <text:p text:style-name="P1"/>
      <text:p text:style-name="P10">Calcul du rayon de la Terre selon Eratosthène :</text:p>
      <text:p text:style-name="P10"><text:s/>Durant le solstice d’été, le soleil écliare le fond d’un puit à Sienne. Au même instant, </text:p>
      <text:p text:style-name="P7">820 / 7 = 42 17<text:span text:style-name="T25">0</text:span> / 360</text:p>
      <text:p text:style-name="P7"/>
      <text:p text:style-name="P7"><text:span text:style-name="T1">П</text:span><text:span text:style-name="T23"> x 2r = 42 17</text:span><text:span text:style-name="T24">0</text:span></text:p>
      <text:p text:style-name="P8"><text:span text:style-name="T23">2r = </text:span><text:span text:style-name="T24">42 170 / </text:span><text:span text:style-name="T1">П</text:span></text:p>
      <text:p text:style-name="P9"><text:span text:style-name="T1">r = (42 170 / </text:span><text:span text:style-name="T2">П</text:span><text:span text:style-name="T1">) / 2 = 6711 km</text:span></text:p>
      <text:p text:style-name="P9"><text:span text:style-name="T1"/></text:p>
      <text:p text:style-name="P4"><text:span text:style-name="T1">7) Hipparque (190-125 avant J.-C.)</text:span></text:p>
      <text:p text:style-name="P10"><text:span text:style-name="T1"/></text:p>
      <text:p text:style-name="P10"><text:span text:style-name="T1">* 1</text:span><text:span text:style-name="T26">er</text:span><text:span text:style-name="T1"> Grec à développer des modèles quantitatifs et précis du mouvement de la Lune et du Soleil</text:span></text:p>
      <text:p text:style-name="P10"><text:span text:style-name="T1">* Fondateur de la trigonométrie </text:span></text:p>
      <text:p text:style-name="P10"><text:span text:style-name="T1">* 1</text:span><text:span text:style-name="T26">er</text:span><text:span text:style-name="T1"> à développer une méthode fiable de prédiction des eclipses </text:span></text:p>
      <text:p text:style-name="P10"><text:span text:style-name="T1"/></text:p>
      <text:p text:style-name="P10"><text:span text:style-name="T1">* Précéssion des équinoxes</text:span></text:p>
      <text:p text:style-name="P10"><text:span text:style-name="T1">Actions combinéees du Soleil et de la Lune sur l’équateur de la Terre, font qu ‘elle se comporte comme une toupie dont l’axe de rotation balaie un cône, sur une période de 25600 ans. </text:span></text:p>
      <text:p text:style-name="P10"><text:span text:style-name="T1"/></text:p>
      <text:p text:style-name="P10"><text:span text:style-name="T1">* Eclipses de Lune</text:span></text:p>
      <text:p text:style-name="P10"><text:span text:style-name="T1">- Période de révolution de la Lune : 29,5jours soit 1708h</text:span></text:p>
      <text:p text:style-name="P10"><text:span text:style-name="T1">- Eclipse les plus longues durent 2,5h et occupent 0,35 % de l’orbite de la Lune</text:span></text:p>
      <text:p text:style-name="P11"><text:span text:style-name="T1">- Distance Lune-Terre </text:span><text:span text:style-name="T3">= 32,5 diamètres terrestres</text:span></text:p>
      <text:p text:style-name="P11"><text:span text:style-name="T3"/></text:p>
      <text:p text:style-name="P3"><text:span text:style-name="T3">8) Ptolémée (87-180 après J.-C. )</text:span></text:p>
      <text:p text:style-name="P11"><text:span text:style-name="T1"><text:s/></text:span></text:p>
      <text:p text:style-name="P11"><text:span text:style-name="T1">* «</text:span><text:span text:style-name="T3">Almageste » (Grande Syntaxe Mathématique)</text:span></text:p>
      <text:p text:style-name="P11"><text:span text:style-name="T3"><text:tab/>- Catalogue de 1028 étoiles</text:span></text:p>
      <text:p text:style-name="P11"><text:span text:style-name="T3"><text:tab/>- Liste de 48 constellations</text:span></text:p>
      <text:p text:style-name="P11"><text:span text:style-name="T3"/></text:p>
      <text:p text:style-name="P12"><text:span text:style-name="T1">* Modèle de Système Solaire</text:span></text:p>
      <text:p text:style-name="P12"><text:span text:style-name="T1"><text:tab/>- Géocentrique <text:s/></text:span></text:p>
      <text:p text:style-name="P12"><text:span text:style-name="T1">Chaque planète parcoure un petit cercle appelé épicycle avec un muvement <text:s/>circulaire inuniforme dont le centre parcourt <text:s/>un cercle appelé déférent.</text:span></text:p>
      <text:p text:style-name="P12"><text:span text:style-name="T1"/></text:p>
      <text:p text:style-name="P12"><text:span text:style-name="T1">* Combinaisons épicycle-déférent</text:span></text:p>
      <text:p text:style-name="P12"><text:span text:style-name="T1"><text:tab/>- Rétrogradation des planètes</text:span></text:p>
      <text:p text:style-name="P12"><text:span text:style-name="T1"/></text:p>
      <text:p text:style-name="P12"><text:span text:style-name="T1">* </text:span><text:span text:style-name="T4">Préférence zodiacale</text:span></text:p>
      <text:p text:style-name="P12"><text:span text:style-name="T4"><text:tab/>- Planètes restents + ou - longtemps dans une constellations du zodiaque </text:span></text:p>
      <text:p text:style-name="P12"><text:span text:style-name="T4"><text:tab/><text:tab/>→ Entorse principes Aristote / Platon</text:span></text:p>
      <text:p text:style-name="P12"><text:span text:style-name="T4"><text:tab/><text:tab/>→</text:span><text:span text:style-name="T11"> </text:span><text:span text:style-name="T4">Déplacement léger</text:span></text:p>
      <text:p text:style-name="P12"><text:span text:style-name="T4"/></text:p>
      <text:p text:style-name="P16"><text:span text:style-name="T1">Vu de l’équant, l’épicycle se déplace à vitesse constante le lond du déférent.</text:span></text:p>
      <text:p text:style-name="P16"><text:span text:style-name="T1"><text:tab/>- L’agencement boiteux d’une Terre décentrée et d’un mouvement de l’épicycle gouverné <text:tab/>depuis l’équant est appelé « excentrique- équant »</text:span></text:p>
      <text:p text:style-name="P12"><text:span text:style-name="T4"/></text:p>
      <text:p text:style-name="P12"><text:span text:style-name="T4">* A partir de la Terre : Lune, Mercure, Vénus, Soleil, Mars, Jupiter, Saturne</text:span></text:p>
      <text:p text:style-name="P12"><text:span text:style-name="T4"/></text:p>
      <text:p text:style-name="P12"><text:span text:style-name="T4"/></text:p>
      <text:p text:style-name="P12"><text:span text:style-name="T4"/></text:p>
      <text:p text:style-name="P16"><text:soft-page-break/><text:span text:style-name="T9">III/ </text:span><text:span text:style-name="T10">La Renaissance</text:span></text:p>
      <text:p text:style-name="P12"><text:span text:style-name="T4"/></text:p>
      <text:p text:style-name="P5"><text:span text:style-name="T4">1</text:span><text:span text:style-name="T1">) Coppernic (1473-1543 après J.-C. )</text:span></text:p>
      <text:p text:style-name="P12"><text:span text:style-name="T4"/></text:p>
      <text:p text:style-name="P13"><text:span text:style-name="T4">« </text:span><text:span text:style-name="T11">De la révolution des orbites céléstes » en 1543</text:span></text:p>
      <text:p text:style-name="P13"><text:span text:style-name="T11"><text:tab/>→ Modèle Héliocentrique </text:span></text:p>
      <text:p text:style-name="P13"><text:span text:style-name="T11"/></text:p>
      <text:p text:style-name="P13"><text:span text:style-name="T11">* Hypothèses</text:span></text:p>
      <text:p text:style-name="P13"><text:span text:style-name="T11">1. Tous les corps célestes ne se déplace pas autour du même astre.</text:span></text:p>
      <text:p text:style-name="P13"><text:span text:style-name="T11"/></text:p>
      <text:p text:style-name="P17"><text:span text:style-name="T1">2. La Terre n’est pas le centre de l’Univers mais seulement de la Lune.</text:span></text:p>
      <text:p text:style-name="P17"><text:span text:style-name="T1"/></text:p>
      <text:p text:style-name="P17"><text:span text:style-name="T1">3. Le Soleil est au centre du système planétaire et donc de l’Univers.</text:span></text:p>
      <text:p text:style-name="P17"><text:span text:style-name="T1"/></text:p>
      <text:p text:style-name="P17"><text:span text:style-name="T1">4. Distance Terre - Soleil négligeable comparée à la distance aux étoiles.</text:span></text:p>
      <text:p text:style-name="P17"><text:span text:style-name="T1"/></text:p>
      <text:p text:style-name="P17"><text:span text:style-name="T1">5. Révolution du firmament (mouvement diurne) due à la rotation de la Tere sur son axe sphères étoiles étant immobile.</text:span></text:p>
      <text:p text:style-name="P17"><text:span text:style-name="T1"/></text:p>
      <text:p text:style-name="P17"><text:span text:style-name="T1">6. Mouvement apparent du Soleil est due au fait que la Terr, comme les autres planètes, tournent autour du Soleil.</text:span></text:p>
      <text:p text:style-name="P17"><text:span text:style-name="T12"/></text:p>
      <text:p text:style-name="P18"><text:span text:style-name="T1">7.Apparentes stations et rétrogradation des planètes sont dues aux mêmes phénomènes.</text:span></text:p>
      <text:p text:style-name="P18"><text:span text:style-name="T1"/></text:p>
      <text:p text:style-name="P18"><text:span text:style-name="T6">2) Tycho Brahe (1546-1601 après J.-C. )</text:span></text:p>
      <text:p text:style-name="P18"><text:span text:style-name="T1"/></text:p>
      <text:p text:style-name="P14"><text:span text:style-name="T1">* </text:span><text:span text:style-name="T12">1572 : Apparition d’une nouvelle étoile « De nova stele » en 1574</text:span></text:p>
      <text:p text:style-name="P14"><text:span text:style-name="T12">* <text:s/>Observatoire d’Uranieburg sur l’ile de Hveen</text:span></text:p>
      <text:p text:style-name="P14"><text:span text:style-name="T12"/></text:p>
      <text:p text:style-name="P14"><text:span text:style-name="T12">* Modèle d’Univers hybride </text:span></text:p>
      <text:p text:style-name="P14"><text:span text:style-name="T12"><text:tab/>→</text:span><text:span text:style-name="T13"> </text:span><text:span text:style-name="T12">Terre au centre de l’Univers</text:span></text:p>
      <text:p text:style-name="P14"><text:span text:style-name="T12"><text:tab/>→</text:span><text:span text:style-name="T13"> Lune et Soleil tournent autour de la Terre</text:span></text:p>
      <text:p text:style-name="P14"><text:span text:style-name="T13"><text:tab/>→ Mercure, Mars, Venus, Jupiter, Saturne tournent autour du Soleil</text:span></text:p>
      <text:p text:style-name="P14"><text:span text:style-name="T13"/></text:p>
      <text:p text:style-name="P14"><text:span text:style-name="T13">* Comètes en 1577, 1580, 1582, 1585</text:span></text:p>
      <text:p text:style-name="P14"><text:span text:style-name="T13"><text:tab/>→ Ouvrage en 1588</text:span></text:p>
      <text:p text:style-name="P14"><text:span text:style-name="T13"><text:tab/>→ Comètes appartenaient au système sub-lunaire → Phénomènes atmosphériques</text:span></text:p>
      <text:p text:style-name="P14"><text:span text:style-name="T13"/></text:p>
      <text:p text:style-name="P14"><text:span text:style-name="T13">* Parallaxe</text:span></text:p>
      <text:p text:style-name="P15"><text:span text:style-name="T13"><text:tab/>→ Comètes appartenaient au monde supra-lunaire</text:span></text:p>
      <text:p text:style-name="P15"><text:span text:style-name="T13"><text:tab/>→ Comètes situées toutes après la Lune → Monde supra-lunaire n’existait pas </text:span></text:p>
      <text:p text:style-name="P15"><text:span text:style-name="T13"><text:tab/></text:span></text:p>
      <text:p text:style-name="P15"><text:span text:style-name="T13">* Orbite des comètes elliptique autour du Soleil bien au-dela de la Lune</text:span></text:p>
      <text:p text:style-name="P15"><text:span text:style-name="T13"><text:tab/>→ Hypothèse : corps céleste pouvait se déplacer sur une courbe non-engendrée par la combinaison de mots circulaires.</text:span></text:p>
      <text:p text:style-name="P15"><text:span text:style-name="T13"/></text:p>
      <text:p text:style-name="P6"><text:span text:style-name="T13">3</text:span><text:span text:style-name="T1">) Kepler (1571-1630 après J.-C. )</text:span></text:p>
      <text:p text:style-name="P19"><text:span text:style-name="T13"/></text:p>
      <text:p text:style-name="P19"><text:span text:style-name="T13">* </text:span><text:span text:style-name="T1">Dompter l’orbite de Mars, rétive à toute modélistation par combinaisons <text:s/>de mouvements circulaires</text:span></text:p>
      <text:p text:style-name="P19"><text:span text:style-name="T1"/></text:p>
      <text:p text:style-name="P19"><text:span text:style-name="T1"/></text:p>
      <text:p text:style-name="P19"><text:soft-page-break/><text:span text:style-name="T1">* 1596 : « Mysterious Cosmographium »</text:span></text:p>
      <text:p text:style-name="P19"><text:span text:style-name="T1"><text:tab/>→ Recherches sur les structures de l’Univers </text:span></text:p>
      <text:p text:style-name="P19"><text:span text:style-name="T13"><text:tab/>→</text:span><text:span text:style-name="T1"> 3 questions : Nombres de planètes ? Distance du Soleil ? Distance des planètes ?</text:span></text:p>
      <text:p text:style-name="P19"><text:span text:style-name="T13"/></text:p>
      <text:p text:style-name="P19"><text:span text:style-name="T13">* </text:span><text:span text:style-name="T1">L’orbites circulaires des planètes présentaient des excentricités lorsqu’on prenait le Soleil pour centre</text:span></text:p>
      <text:p text:style-name="P19"><text:span text:style-name="T1"/></text:p>
      <text:p text:style-name="P19"><text:span text:style-name="T1">* Vitesse : <text:s/>Attribution au Soleil d’une force qui comduit au mouvement des planètes </text:span></text:p>
      <text:p text:style-name="P19"><text:span text:style-name="T1"><text:tab/>→ Force qui agit sur une plan propre à chaque planète et diminue de faiçon inversement <text:tab/>proportionnelle à la distance.</text:span></text:p>
      <text:p text:style-name="P19"><text:span text:style-name="T1"/></text:p>
      <text:p text:style-name="P19"><text:span text:style-name="T1">3 lois de Kepler :</text:span></text:p>
      <text:p text:style-name="P19"><text:span text:style-name="T1"/></text:p>
      <text:p text:style-name="P20"><text:span text:style-name="T1">1ère et 2ème publiées en 1609 dans «Astronomica Nova », 3ème loi en 1618</text:span></text:p>
      <text:p text:style-name="P19"><text:span text:style-name="T13"/></text:p>
      <text:p text:style-name="P20"><text:span text:style-name="T13">1</text:span><text:span text:style-name="T1">ère Loi ; Les planètes décrivent des trajectoires elliptiques dont le Soleil est un foyer </text:span></text:p>
      <text:p text:style-name="P20"><text:span text:style-name="T1"/></text:p>
      <text:p text:style-name="P20"><text:span text:style-name="T1">2ème Loi : Le mouvement de chaque planète est tel que le segment de droite reliant le Soleil à une planète balait des axes égales pendant des durées égales </text:span></text:p>
      <text:p text:style-name="P20"><text:span text:style-name="T1"><text:tab/>→ Le vitesses des planètes sur leur trajectoire est non-constantes</text:span></text:p>
      <text:p text:style-name="P20"><text:span text:style-name="T1"/></text:p>
      <text:p text:style-name="P20"><text:span text:style-name="T1">3ème Loi : Pour toutes planètes du système solaire, le rapport entre cube du … et carré de la période est constant. <text:s/></text:span></text:p>
      <text:p text:style-name="P19"><text:span text:style-name="T13"/></text:p>
      <text:p text:style-name="P19"><text:span text:style-name="T13"/></text:p>
      <text:p text:style-name="P21"><text:span text:style-name="T18">T</text:span><text:span text:style-name="T19">²/a³ = 1</text:span><text:span text:style-name="T1"> </text:span><text:span text:style-name="T20">où T en années et a en Unité astronomique de la distance Terre-Soleil</text:span><text:span text:style-name="T1"> </text:span></text:p>
      <text:p text:style-name="P21"><text:span text:style-name="T1"/></text:p>
      <text:p text:style-name="P21"><text:span text:style-name="T1">Formule généralisée :</text:span></text:p>
      <text:p text:style-name="P21"><text:span text:style-name="T1"/></text:p>
      <text:p text:style-name="P22"><text:span text:style-name="T1">T² = K x (a</text:span><text:span text:style-name="T16">³ / Mc</text:span><text:span text:style-name="T1">) où T est en secondes, a en mètres et Mc en kg. K = 5,92 x 10^11 s².kg.m</text:span><text:span text:style-name="T16">³</text:span><text:span text:style-name="T1"> </text:span></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13:31:28.553000000</meta:creation-date>
    <dc:date>2018-10-19T15:35:31.199000000</dc:date>
    <meta:editing-duration>PT16M31S</meta:editing-duration>
    <meta:editing-cycles>3</meta:editing-cycles>
    <meta:generator>LibreOffice/5.4.5.1$Windows_X86_64 LibreOffice_project/79c9829dd5d8054ec39a82dc51cd9eff340dbee8</meta:generator>
    <meta:document-statistic meta:table-count="0" meta:image-count="0" meta:object-count="0" meta:page-count="3" meta:paragraph-count="79" meta:word-count="805" meta:character-count="4574" meta:non-whitespace-character-count="3802"/>
  </office:meta>
</office:document-meta>
</file>